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0000000A0329CB0568221D3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="gradient" draw:fill-gradient-name="Gradient_20_1" draw:opacity="100%" draw:opacity-name="Transparency_20_4" draw:textarea-horizontal-align="justify" draw:textarea-vertical-align="middle" draw:auto-grow-height="false" fo:min-height="0.783cm" fo:min-width="10.196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0.783cm" fo:min-width="10.328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4.322cm" fo:min-width="1.151cm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48cm" fo:min-width="6.056cm"/>
    </style:style>
    <style:style style:name="gr5" style:family="graphic" style:parent-style-name="standard">
      <style:graphic-properties draw:fill="gradient" draw:fill-gradient-name="Gradient_20_2" draw:opacity="100%" draw:textarea-horizontal-align="justify" draw:textarea-vertical-align="middle" draw:auto-grow-height="false" fo:min-height="1.229cm" fo:min-width="2.318cm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1.357cm" fo:min-width="6.8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613cm" fo:min-width="0.489cm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0.648cm" fo:min-width="0.4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19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3.954cm" fo:min-width="0.039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1.392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" draw:opacity="100%" draw:opacity-name="Transparency_20_4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gradient" draw:fill-gradient-name="Gradient_20_2" draw:opacity="10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806cm" svg:height="1.143cm" svg:x="5.161cm" svg:y="15.679cm">
          <text:p text:style-name="P1">Main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938cm" svg:height="1.143cm" svg:x="5.045cm" svg:y="7.798cm">
          <text:p text:style-name="P1">Combiner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51cm" svg:height="4.572cm" svg:x="5.284cm" svg:y="10.07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51cm" svg:height="4.572cm" svg:x="9.584cm" svg:y="10.073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51cm" svg:height="4.572cm" svg:x="13.784cm" svg:y="10.07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742cm" svg:height="1.916cm" svg:x="9.225cm" svg:y="4.825cm">
          <text:p text:style-name="P1">Relevance </text:p>
          <text:p text:style-name="P1"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978cm" svg:height="1.639cm" draw:transform="skewX (0.00977384381116824) rotate (0.00925024503556995) translate (5.05cm 4.984cm)">
          <text:p text:style-name="P1">Auxiliary </text:p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504cm" svg:height="1.779cm" svg:x="6.734cm" svg:y="1.963cm">
          <text:p text:style-name="P1">Classification</text:p>
          <text:p text:style-name="P1"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702cm" svg:height="0.962cm" draw:transform="rotate (1.5707963267949) translate (5.577cm 14.194cm)">
          <draw:text-box>
            <text:p>Embedding</text:p>
          </draw:text-box>
        </draw:frame>
        <draw:frame draw:style-name="gr7" draw:text-style-name="P5" draw:layer="layout" svg:width="3.702cm" svg:height="0.962cm" draw:transform="rotate (1.5707963267949) translate (9.877cm 14.194cm)">
          <draw:text-box>
            <text:p>Embedding</text:p>
          </draw:text-box>
        </draw:frame>
        <draw:frame draw:style-name="gr7" draw:text-style-name="P5" draw:layer="layout" svg:width="3.702cm" svg:height="0.962cm" draw:transform="rotate (1.5707963267949) translate (14.177cm 14.194cm)">
          <draw:text-box>
            <text:p>Embedding</text:p>
          </draw:text-box>
        </draw:frame>
        <draw:custom-shape draw:style-name="gr8" draw:text-style-name="P3" draw:layer="layout" svg:width="1.397cm" svg:height="1.219cm" svg:x="2.505cm" svg:y="9.473cm">
          <text:p text:style-name="P1">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397cm" svg:height="1.27cm" svg:x="17.548cm" svg:y="10.946cm">
          <text:p text:style-name="P1">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397cm" svg:height="1.397cm" draw:transform="rotate (1.5707963267949) translate (5.59cm 16.984cm)">
          <draw:image xlink:href="Pictures/10000201000000A0000000A0329CB0568221D3DD.png" xlink:type="simple" xlink:show="embed" xlink:actuate="onLoad" loext:mime-type="image/png">
            <text:p/>
          </draw:image>
        </draw:frame>
        <draw:frame draw:style-name="gr11" draw:text-style-name="P7" draw:layer="layout" svg:width="2.763cm" svg:height="1.673cm" svg:x="1.743cm" svg:y="7.644cm">
          <draw:text-box>
            <text:p text:style-name="P1">Training</text:p>
            <text:p text:style-name="P1">Model</text:p>
          </draw:text-box>
        </draw:frame>
        <draw:frame draw:style-name="gr12" draw:text-style-name="P7" draw:layer="layout" svg:width="3.529cm" svg:height="1.674cm" svg:x="16.602cm" svg:y="9.123cm">
          <draw:text-box>
            <text:p text:style-name="P1">Production</text:p>
            <text:p text:style-name="P1">Model</text:p>
          </draw:text-box>
        </draw:frame>
        <draw:custom-shape draw:style-name="gr13" draw:text-style-name="P1" draw:layer="layout" svg:width="0.254cm" svg:height="0.508cm" svg:x="6.177cm" svg:y="14.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0.378cm" svg:y="14.7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4.579cm" svg:y="14.7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4.58cm" svg:y="9.1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0.281cm" svg:y="9.1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5.982cm" svg:y="9.1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3.083cm" svg:y="6.9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254cm" svg:height="0.508cm" svg:x="10.484cm" svg:y="3.9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508cm" svg:height="0.381cm" svg:x="8.42cm" svg:y="5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0.762cm" svg:height="15.494cm" svg:x="4.556cm" svg:y="1.64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6" draw:layer="layout" svg:width="0.635cm" svg:height="12.7cm" svg:x="15.794cm" svg:y="4.46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b4c7dc" draw:start-intensity="100%" draw:end-intensity="100%" draw:angle="300" draw:border="0%"/>
    <draw:gradient draw:name="Gradient_20_2" draw:display-name="Gradient 2" draw:style="linear" draw:start-color="#dde8cb" draw:end-color="#b4c7dc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4" draw:display-name="Transparency 4" draw:style="square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9:34:25.894000000</meta:creation-date>
    <dc:date>2019-06-04T17:16:32.036000000</dc:date>
    <meta:editing-duration>PT2H48M44S</meta:editing-duration>
    <meta:editing-cycles>9</meta:editing-cycles>
    <meta:generator>LibreOffice/6.2.2.2$Windows_x86 LibreOffice_project/2b840030fec2aae0fd2658d8d4f9548af4e3518d</meta:generator>
    <meta:document-statistic meta:object-count="27"/>
  </office:meta>
</office:document-meta>
</file>